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5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1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2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31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3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T33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fo:language="en" fo:country="US" style:language-asian="fr" style:country-asian="FR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3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0" style:parent-style-name="Normal" style:family="paragraph">
      <style:text-properties style:font-name="Times New Roman" style:font-name-complex="Times New Roman" fo:font-size="12pt" style:font-size-asian="12pt" style:font-size-complex="12pt" fo:language="en" fo:country="US"/>
    </style:style>
    <style:style style:name="P41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Problème Virtualbox</text:h>
      <text:p text:style-name="P2"/>
      <text:p text:style-name="Normal">Impossible d'insérer le disque optique virtuel C:\Program Files\oracle\VirtualBox\VBoxGuestAdditions.iso dans la machine ubuntu.</text:p>
      <text:p text:style-name="P3">Sous la VM faire cette commande en fonction de votre version de Virtualbox :</text:p>
      <text:p text:style-name="P4">wget<text:s/>https://download.virtualbox.org/virtualbox/6.1.2/VBoxGuestAdditions_6.1.2.iso</text:p>
      <text:p text:style-name="P5"/>
      <text:p text:style-name="P6"><text:span text:style-name="T7"></text:span><text:span text:style-name="T8"><text:s text:c="2"/>Ouvrez le<text:s/></text:span><text:span text:style-name="T9">Terminal</text:span><text:span text:style-name="T10">.<text:s/></text:span></text:p>
      <text:p text:style-name="P11"><text:span text:style-name="T12"></text:span><text:span text:style-name="T13"><text:s text:c="2"/></text:span><text:span text:style-name="T14">Créez un répertoire</text:span><text:span text:style-name="T15"><text:s/>qui servira de point de montage pour l’image ISO :<text:s/></text:span></text:p>
      <text:p text:style-name="P16"><text:span text:style-name="T17"></text:span><text:span text:style-name="T18"><text:s text:c="2"/>sudo mkdir</text:span><text:span text:style-name="T19"><text:s/></text:span><text:span text:style-name="T20">media/iso</text:span></text:p>
      <text:p text:style-name="P21"/>
      <text:p text:style-name="P22"><text:span text:style-name="T23"></text:span><text:span text:style-name="T24"><text:s text:c="2"/></text:span><text:span text:style-name="T25">Montez l’image ISO</text:span><text:span text:style-name="T26"><text:s/>dans le répertoire créé précédemment (remplacez<text:s/></text:span><text:span text:style-name="T27">image.iso</text:span><text:span text:style-name="T28"><text:s/>par le chemin d’accès du fichier ISO, ex. : /home/lecrabe/Documents/ISO/image.iso) :<text:s/></text:span></text:p>
      <text:p text:style-name="P29"><text:span text:style-name="T30"></text:span><text:span text:style-name="T31"><text:s text:c="2"/>sudo mount</text:span><text:span text:style-name="T32"><text:s/>-o loop image.iso<text:s/></text:span><text:span text:style-name="T33">media/iso</text:span></text:p>
      <text:p text:style-name="P34"><text:span text:style-name="T35"></text:span><text:span text:style-name="T36"><text:s text:c="2"/>cd /media/iso<text:s/></text:span></text:p>
      <text:p text:style-name="P37"><text:span text:style-name="T38"></text:span><text:span text:style-name="T39"><text:s text:c="2"/>sudo ./VBoxLinuxAdditions.run</text:span></text:p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09T11:57:00Z</meta:creation-date>
    <dc:date>2020-02-09T11:58:00Z</dc:date>
    <meta:template xlink:href="Normal" xlink:type="simple"/>
    <meta:editing-cycles>1</meta:editing-cycles>
    <meta:editing-duration>PT60S</meta:editing-duration>
    <meta:document-statistic meta:page-count="1" meta:paragraph-count="1" meta:word-count="107" meta:character-count="695" meta:row-count="4" meta:non-whitespace-character-count="589"/>
  </office:meta>
</office:document-meta>
</file>